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04c" officeooo:paragraph-rsid="000cf7e1"/>
    </style:style>
    <style:style style:name="P2" style:family="paragraph" style:parent-style-name="Standard">
      <style:text-properties officeooo:rsid="0015ecfb" officeooo:paragraph-rsid="0015ecfb"/>
    </style:style>
    <style:style style:name="P3" style:family="paragraph" style:parent-style-name="Standard">
      <style:text-properties officeooo:rsid="00183560" officeooo:paragraph-rsid="00183560"/>
    </style:style>
    <style:style style:name="P4" style:family="paragraph" style:parent-style-name="Standard">
      <style:text-properties officeooo:rsid="001a210e" officeooo:paragraph-rsid="001a210e"/>
    </style:style>
    <style:style style:name="P5" style:family="paragraph" style:parent-style-name="Standard">
      <style:text-properties officeooo:rsid="001be83a" officeooo:paragraph-rsid="001be83a"/>
    </style:style>
    <style:style style:name="P6" style:family="paragraph" style:parent-style-name="Standard">
      <style:text-properties officeooo:rsid="001d3151" officeooo:paragraph-rsid="001d3151"/>
    </style:style>
    <style:style style:name="P7" style:family="paragraph" style:parent-style-name="Standard">
      <style:text-properties officeooo:rsid="001e3899" officeooo:paragraph-rsid="001e3899"/>
    </style:style>
    <style:style style:name="P8" style:family="paragraph" style:parent-style-name="Standard">
      <style:text-properties officeooo:rsid="001f2c0c" officeooo:paragraph-rsid="001f2c0c"/>
    </style:style>
    <style:style style:name="P9" style:family="paragraph" style:parent-style-name="Standard">
      <style:text-properties officeooo:rsid="0022558a" officeooo:paragraph-rsid="0022558a"/>
    </style:style>
    <style:style style:name="P10" style:family="paragraph" style:parent-style-name="Standard">
      <style:text-properties officeooo:rsid="0022d29b" officeooo:paragraph-rsid="0022d29b"/>
    </style:style>
    <style:style style:name="P11" style:family="paragraph" style:parent-style-name="Standard">
      <style:text-properties officeooo:rsid="002468e4" officeooo:paragraph-rsid="002468e4"/>
    </style:style>
    <style:style style:name="T1" style:family="text">
      <style:text-properties officeooo:rsid="0021b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 Have alphabetical order instantly apply after adding new show.</text:p>
      <text:p text:style-name="P4">DONE</text:p>
      <text:p text:style-name="P2">2. Add ‘forgot password’ functionality.</text:p>
      <text:p text:style-name="P3"><text:span text:style-name="T1">3</text:span>. Make extra results disappear, single result to center of page, when result is clicked.</text:p>
      <text:p text:style-name="P7">DONE.</text:p>
      <text:p text:style-name="P5"><text:span text:style-name="T1">4</text:span>. Remove ability to have duplicate shows.</text:p>
      <text:p text:style-name="P8">DONE</text:p>
      <text:p text:style-name="P6"><text:span text:style-name="T1">5</text:span>. Rather than text for streaming results, have it display the logo.</text:p>
      <text:p text:style-name="P10">DONE</text:p>
      <text:p text:style-name="P9">6. Add something to indicate that it is searching for stream results.</text:p>
      <text:p text:style-name="P11">7. Add eyeball image to toggle password visibili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1T18:17:47.613000000</meta:creation-date>
    <dc:date>2022-06-19T17:36:58.736000000</dc:date>
    <meta:editing-duration>P25DT8H4M36S</meta:editing-duration>
    <meta:editing-cycles>21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1" meta:word-count="73" meta:character-count="440" meta:non-whitespace-character-count="378"/>
  </office:meta>
</office:document-meta>
</file>